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Geral</text:span></text:p>
      <text:p text:style-name="P2"/>
      <text:list xml:id="list1383602322" text:style-name="WWNum3">
        <text:list-item>
          <text:p text:style-name="P4">Entrar no mysql<text:line-break/>→ mysql -u (nome de utilizador) -p OU → mysql -p</text:p>
        </text:list-item>
        <text:list-item>
          <text:p text:style-name="P4">Sair do mysql: quit</text:p>
        </text:list-item>
      </text:list>
      <text:p text:style-name="P3"/>
      <text:p text:style-name="P1"><text:span text:style-name="T1">SQL</text:span></text:p>
      <text:list xml:id="list3352365124" text:style-name="WWNum2">
        <text:list-item>
          <text:p text:style-name="P5">Criar BD: CREATE DATABASE employees;<text:line-break/>Apagar BD/tabela: DROP DATABASE/TABLE employees (IF EXISTS);</text:p>
        </text:list-item>
        <text:list-item>
          <text:p text:style-name="P5">Usar BD: USE employees;</text:p>
        </text:list-item>
        <text:list-item>
          <text:p text:style-name="P5">Confirmar BD a ser usada: SELECT DATABASE();</text:p>
        </text:list-item>
        <text:list-item>
          <text:p text:style-name="P5">Mostrar as BDs/tabelas: SHOW DATABASE; / SHOW TABLES;</text:p>
        </text:list-item>
        <text:list-item>
          <text:p text:style-name="P5">Carregar um ficheiro: SOURCE employees_schema.sql;</text:p>
        </text:list-item>
        <text:list-item>
          <text:p text:style-name="P5">Data e hora atual: SELECT NOW();</text:p>
        </text:list-item>
        <text:list-item>
          <text:p text:style-name="P5">Data atual: SELECT CURDATE();</text:p>
        </text:list-item>
        <text:list-item>
          <text:p text:style-name="P5">Informações sobre a tabela: DESCRIBE employee;<text:line-break/></text:p>
        </text:list-item>
        <text:list-item>
          <text:p text:style-name="P5">SELECT * FROM employee WHERE job_name = ‘SALESMAN’ ORDER BY emp_name;<text:line-break/>Mostrar todos os dados da tabela: SELECT * FROM employee;<text:line-break/>Condição WHERE só mostra as pessoas com o emprego ‘salesman’<text:line-break/>ORDER BY ordena pela coluna escolhida (ASC ou DESC)</text:p>
        </text:list-item>
      </text:list>
      <text:p text:style-name="P10">GROUP BY tem uma função parecida com order, mas só é usada para funções como o count</text:p>
      <text:list xml:id="list20356985673542" text:continue-numbering="true" text:style-name="WWNum2">
        <text:list-item>
          <text:p text:style-name="P5">Mudar o nome da coluna: SELECT emp_name (AS) nome FROM employee;<text:line-break/>* AS é opcional</text:p>
        </text:list-item>
        <text:list-item>
          <text:p text:style-name="P5">Contar o número de elementos: COUNT(x)<text:line-break/>Matemática: COUNT(), SOM(), AVG(), MAX(), MIN()<text:line-break/>Aritméticas - abs(), cell(), floor(), exp(), power(x,x), sqrt()<text:line-break/>Igual: = / Diferente: &lt;&gt;<text:line-break/>Exemplo do count:<text:line-break/>SELECT job_name, count(job_name) FROM employee GROUP BY job_name;</text:p>
        </text:list-item>
        <text:list-item>
          <text:p text:style-name="P5">DIFERENÇA DE ANOS:<text:line-break/>SELECT emp_name, hire_date, <text:span text:style-name="T1">TIMESTAMPDIFF</text:span>(YEAR, hire_date, CURDATE()) Experience FROM employee WHERE <text:span text:style-name="T1">TIMESTAMPDIFF</text:span>(YEAR, hire_date, CURDATE()) &gt; 17;<text:line-break/></text:p>
        </text:list-item>
        <text:list-item>
          <text:p text:style-name="P5">USO DO INNER JOIN:</text:p>
        </text:list-item>
      </text:list>
      <text:p text:style-name="P10">→ SELECT employee.emp_name, department.dep_name FROM employee <text:span text:style-name="T1">INNER JOIN</text:span> department WHERE employee.dep_id = department.dep_id ORDER BY department.dep_name, employee.emp_name;</text:p>
      <text:p text:style-name="P10">→ SELECT employee.emp_name, department.dep_location FROM employee <text:span text:style-name="T1">INNER JOIN</text:span> department <text:span text:style-name="T1">ON</text:span> employee.dep_id = department.dep_id WHERE (department.dep_location = 'SYDNEY' OR department.dep_location = 'MELBOURNE') AND (salary BETWEEN 2000 AND 5000) AND YEAR(hire_date) = 2001 ORDER BY employee.emp_name;</text:p>
      <text:list xml:id="list334462572" text:style-name="WWNum4">
        <text:list-item>
          <text:p text:style-name="P6">SELECT DENTRO DE SELECT:<text:line-break/>Compara a hire_date de todos com a da Adelyn<text:line-break/>→ SELECT * FROM employee WHERE hire_date &lt; (SELECT hire_date FROM employee WHERE emp_name = 'ADELYN');<text:line-break/>Mostra todos os empregados que são managers de outros<text:line-break/>→ SELECT * FROM employee WHERE emp_id IN (SELECT manager_id FROM employee);</text:p>
        </text:list-item>
      </text:list>
      <text:p text:style-name="P12"/>
      <text:p text:style-name="P13"><text:span text:style-name="T1">LEIS DE MORGAN</text:span></text:p>
      <text:p text:style-name="P14"><text:soft-page-break/></text:p>
      <text:list xml:id="list733480375" text:style-name="WWNum5">
        <text:list-item>
          <text:p text:style-name="P7">(x.y)’ = x’.y’<text:line-break/>(x+y)’ = x’+y’</text:p>
        </text:list-item>
      </text:list>
      <text:p text:style-name="P14"/>
      <text:p text:style-name="P13"><text:span text:style-name="T1">TEOREMAS DE ÁLGEBRA DE BOOLE</text:span></text:p>
      <text:p text:style-name="P14"/>
      <text:list xml:id="list647388061" text:style-name="WWNum1">
        <text:list-item>
          <text:p text:style-name="P8">X = 0 se X ≠ 1 e X = 1 se X ≠ 0</text:p>
        </text:list-item>
        <text:list-item>
          <text:p text:style-name="P8">X = 0 se X’= 1 e X = 1 se X’= 0</text:p>
        </text:list-item>
        <text:list-item>
          <text:p text:style-name="P8">0.0 = 0<text:tab/><text:tab/>1.1 = 1<text:tab/><text:tab/>0.1 = 1.0 = 0 (E)</text:p>
        </text:list-item>
        <text:list-item>
          <text:p text:style-name="P9">0+0 = 0<text:tab/>1+1 = 1<text:tab/>0+1 = 1+0 = 1 (OU)<text:line-break/></text:p>
        </text:list-item>
        <text:list-item>
          <text:p text:style-name="P9">x + 0 = x<text:tab/>x.0=0<text:tab/><text:tab/>x+x=x<text:tab/><text:tab/>(x’)’ = x<text:tab/><text:line-break/>x + 1 = 1<text:tab/>x.1=x<text:tab/><text:tab/>x.x=x<text:line-break/>x+x’=1<text:tab/><text:tab/>x.x’=0<text:line-break/></text:p>
        </text:list-item>
        <text:list-item>
          <text:p text:style-name="P9">(x+y)+z = x+(y+z)<text:tab/>(x.y).z = x.(y.z)<text:line-break/></text:p>
        </text:list-item>
        <text:list-item>
          <text:p text:style-name="P9">x.y+x.z = x.(y+z)<text:tab/>(x+y).(x+z) = x+(y.z)<text:line-break/></text:p>
        </text:list-item>
        <text:list-item>
          <text:p text:style-name="P9">x+x.y = x<text:tab/>x.(x+y) = x<text:line-break/></text:p>
        </text:list-item>
        <text:list-item>
          <text:p text:style-name="P9">x.y + x.y’ = x<text:tab/>(x+y).(x+y’) = x<text:line-break/></text:p>
        </text:list-item>
        <text:list-item>
          <text:p text:style-name="P9">x.y + x’.z + y.z = x.y+x’.z<text:tab/>(x+y).(x’+z).(y+z) = (x+y).(x+z)</text:p>
        </text:list-item>
      </text:list>
      <text:p text:style-name="P11"/>
      <text:p text:style-name="P11">Simplificações:</text:p>
      <text:p text:style-name="P11"/>
      <text:p text:style-name="P11">→ S = A’.B’.C’ + A’.B.C’ + A.B’.C ⇔ S = A’.C’.B’ + A’.C’.B + A.B’.C ⇔<text:line-break/> <text:s text:c="3"/>S = A’.C’.(B’ + B) + A.B’.C ⇔ S = A’.C’.(1) + A.B’.C ⇔<text:line-break/> <text:s text:c="3"/><text:span text:style-name="T1">S = A’.C’ + A.B’.C</text:span></text:p>
      <text:p text:style-name="P11">→ S = A’.B’.C’ + A’.B.C + A’.B.C’ + A.B’.C’ + A.B.C’ ⇔<text:line-break/> <text:s text:c="3"/>S = A’.B’.C’ + A’.B.C + A’.B.C’ + A.B’.C’ + A.B.C’ ⇔ <text:line-break/> <text:s text:c="3"/>S = A’.B.C + (A’.B’ + A’.B + A.B’ + A.B).C’ ⇔ S = A’.B.C + (A’.B’ + A’.B + A.B’ + A.B).C’ ⇔<text:line-break/> <text:s text:c="3"/>S = A’.B.C + (A’.(B’ + B) + A.(B’ + B)).C’ ⇔ S = A’.B.C + (A’.(1) + A.(1)).C’ ⇔ </text:p>
      <text:p text:style-name="P11"><text:s text:c="4"/>S = A’.B.C + (A’ + A).C’ ⇔ S = A’.B.C + (1).C’ ⇔ S = A’.B.C + C’ ⇔<text:line-break/> <text:s text:c="2"/><text:span text:style-name="T1"><text:s/>S = A’.B + C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582" meta:character-count="3131" meta:non-whitespace-character-count="2569"/>
    <meta:generator>LibreOfficeDev/6.0.5.2$Linux_X86_64 LibreOffice_project/</meta:generator>
  </office:meta>
</office:document-meta>
</file>